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2F127D87EB8E9BFB.jpg" manifest:media-type="image/jpeg"/>
  <manifest:file-entry manifest:full-path="Pictures/1000000000000234000001B73757CCD1D70DF890.png" manifest:media-type="image/png"/>
  <manifest:file-entry manifest:full-path="Pictures/1000000000000400000002FF18A77964CFFC1C0C.jpg" manifest:media-type="image/jpeg"/>
  <manifest:file-entry manifest:full-path="Pictures/10000000000001DA0000010CF3051B66699AAF3B.jpg" manifest:media-type="image/jpeg"/>
  <manifest:file-entry manifest:full-path="Pictures/10000000000001DA000000F1855639743913B3D2.jpg" manifest:media-type="image/jpeg"/>
  <manifest:file-entry manifest:full-path="Pictures/10000000000001D3000000B2D9C746F9EB9CDC6C.jpg" manifest:media-type="image/jpeg"/>
  <manifest:file-entry manifest:full-path="Pictures/10000000000004050000021B70F272DB3A81121C.jpg" manifest:media-type="image/jpeg"/>
  <manifest:file-entry manifest:full-path="Pictures/10000000000002850000020BFAA57F12C5B628EA.png" manifest:media-type="image/png"/>
  <manifest:file-entry manifest:full-path="Pictures/100000000000021F0000012992EDE8463BF3A22D.jpg" manifest:media-type="image/jpeg"/>
  <manifest:file-entry manifest:full-path="Pictures/1000000100000201000001527B42E7E0A391AD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04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1.91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339cm" svg:height="12.987cm" svg:x="5.335cm" svg:y="1.386cm">
          <draw:image xlink:href="Pictures/1000000000000400000002FF18A77964CFFC1C0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05cm" svg:height="14.827cm" svg:x="4.445cm" svg:y="0.59cm">
          <draw:image xlink:href="Pictures/1000000000000234000001B73757CCD1D70DF8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2.225cm" svg:height="12.566cm" svg:x="2.54cm" svg:y="1.404cm">
          <draw:image xlink:href="Pictures/10000000000001DA0000010CF3051B66699AAF3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15.169cm" svg:height="3.473cm" svg:x="0.706cm" svg:y="0.337cm" presentation:class="title" presentation:user-transformed="true">
          <draw:text-box>
            <text:p>Rapid Application Development</text:p>
          </draw:text-box>
        </draw:frame>
        <draw:frame draw:style-name="gr1" draw:text-style-name="P1" draw:layer="layout" svg:width="22.86cm" svg:height="7.62cm" svg:x="2.54cm" svg:y="4.445cm">
          <draw:image xlink:href="Pictures/10000000000001D3000000B2D9C746F9EB9CDC6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6.985cm" svg:height="2.629cm" svg:x="20.32cm" svg:y="0cm" presentation:class="title" presentation:user-transformed="true">
          <draw:text-box>
            <text:p>Spiral</text:p>
          </draw:text-box>
        </draw:frame>
        <draw:frame draw:style-name="gr1" draw:text-style-name="P1" draw:layer="layout" svg:width="17.067cm" svg:height="13.838cm" svg:x="3.253cm" svg:y="0.635cm">
          <draw:image xlink:href="Pictures/10000000000002850000020BFAA57F12C5B628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4.605cm" svg:height="14.605cm" svg:x="6.35cm" svg:y="0.635cm">
          <draw:image xlink:href="Pictures/10000000000001F4000001F42F127D87EB8E9BF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9.454cm" svg:height="2.629cm" svg:x="17.145cm" svg:y="0.628cm" presentation:class="title" presentation:user-transformed="true">
          <draw:text-box>
            <text:p>Incremental</text:p>
          </draw:text-box>
        </draw:frame>
        <draw:frame draw:style-name="gr1" draw:text-style-name="P1" draw:layer="layout" svg:width="22.399cm" svg:height="11.387cm" draw:transform="skewX (-0.00191986217719376) rotate (-0.00191986217719389) translate (1.905cm 3.175cm)">
          <draw:image xlink:href="Pictures/10000000000001DA000000F1855639743913B3D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0.32cm" svg:height="1.912cm" svg:x="0cm" svg:y="0cm" presentation:class="title" presentation:user-transformed="true">
          <draw:text-box>
            <text:p>Agil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7.94cm" svg:height="13.963cm" svg:x="0cm" svg:y="1.912cm">
          <draw:image xlink:href="Pictures/10000000000004050000021B70F272DB3A81121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4.115cm" svg:height="13.189cm" svg:x="1.92cm" svg:y="1.27cm">
          <draw:image xlink:href="Pictures/100000000000021F0000012992EDE8463BF3A22D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9.685cm" svg:height="12.969cm" svg:x="3.81cm" svg:y="1.163cm">
          <draw:image xlink:href="Pictures/1000000100000201000001527B42E7E0A391AD6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01T10:25:19.017000000</dc:date>
    <meta:editing-duration>PT14M50S</meta:editing-duration>
    <meta:editing-cycles>1</meta:editing-cycles>
    <meta:generator>LibreOffice/7.2.6.2$Windows_X86_64 LibreOffice_project/b0ec3a565991f7569a5a7f5d24fed7f52653d754</meta:generator>
    <meta:document-statistic meta:object-count="56"/>
  </office:meta>
</office:document-meta>
</file>